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CR2DATA Manual del Usuario</text:h>
      <text:p text:style-name="Text_20_body"/>
      <text:h text:style-name="Heading_20_2" text:outline-level="2">Introducción</text:h>
      <text:p text:style-name="Text_20_body">OCR2DATA es un programa de reconocimiento de documentos. El proceso de reconocimiento requiere la verificación de un operador que compruebe los datos que el programa haya detectado, y los corrija si hay algún error, y añada aquellos datos que sean necesarios pero que el programa no ha sido capaz de detectar.</text:p>
      <text:p text:style-name="Text_20_body"/>
      <text:h text:style-name="Heading_20_2" text:outline-level="2">Pantallas</text:h>
      <text:p text:style-name="Text_20_body">El programa consta de tres pantallas. La <text:span text:style-name="T1">pantalla de reconocimientos</text:span> muestra un listado de reconocimientos pendientes. <text:s text:c="2"/>El operador abre uno determinado o bien pulsa en el enlace “Cargar primer reconocimiento pendiente” que abrirá el documento mas antiguo. </text:p>
      <text:p text:style-name="Text_20_body">La pantalla de <text:span text:style-name="T1">editor de templates permite </text:span><text:span text:style-name="T2">crear la template de un documento. El programa intenta reconocer la template mas adecuada, y pide la creación de una nueva template cuando no es capaz de detectar la mas correcta. </text:span></text:p>
      <text:p text:style-name="Text_20_body"><text:span text:style-name="T2">Finalmente la pantalla mas importante, la </text:span><text:span text:style-name="T1">pantalla de verificación</text:span><text:span text:style-name="T2">, muestra a la izquierda una foto del documento, y a la derecha los datos reconocidos por el programa. Es posible moverse por los datos reconocidos por el programa mediante el teclado o el ratón, y hacer modificaciones. </text:span></text:p>
      <text:h text:style-name="Heading_20_2" text:outline-level="2">Pantalla de reconocimientos</text:h>
      <text:p text:style-name="Text_20_body"/>
      <text:p text:style-name="Text_20_body">Columnas: </text:p>
      <text:list text:style-name="L1">
        <text:list-item>
          <text:p text:style-name="P1">Icono rápido de borrar. Permite eliminar un reconocimiento.</text:p>
        </text:list-item>
        <text:list-item>
          <text:p text:style-name="P1">Estado: pendiente si no ha sido verificado, tramitado si ha sido revisado y esta correcto. </text:p>
        </text:list-item>
        <text:list-item>
          <text:p text:style-name="P1">Tipo: muestra el nombre de la templa, por ejemplo “Factura modelo 88”, “Albaran de Juancasa”, etc.</text:p>
        </text:list-item>
        <text:list-item>
          <text:p text:style-name="P1">Imagen base y TID: códigos de identificación de la template, normalmente solo de interés para administradores. </text:p>
        </text:list-item>
        <text:list-item>
          <text:p text:style-name="P1">Enlace para editar. Botón inteligente, que nos lleva a la verificación en documentos pendientes, y a la pantalla de edición de templates cuando la template requiere modificaciones. </text:p>
        </text:list-item>
      </text:list>
      <text:p text:style-name="Text_20_body">Normalmente basta con pulsar el enlace “Cargar primer reconocimiento pendiente”, con lo que se iniciara el proceso empezando por el documento pendiente mas antiguo, que en la mayor parte de los casos es lo que queremos.</text:p>
      <text:p text:style-name="Text_20_body"/>
      <text:h text:style-name="Heading_20_2" text:outline-level="2">Pantalla de verificación</text:h>
      <text:p text:style-name="Text_20_body"/>
      <text:p text:style-name="Text_20_body">Tenemos a la izquierda el documento que queremos digitalizar. A la derecha están los valores reconocidos.</text:p>
      <text:p text:style-name="Text_20_body"><text:soft-page-break/>Normalmente nos aparecerá el nombre del cliente, dirección de entrega o de cliente, nº de pedido, fecha de entrega, lineas de pedido/factura y observaciones.</text:p>
      <text:p text:style-name="Text_20_body">El campo “cliente” es inteligente. Pulsando enter entra en modo “búsqueda” con lo que si escribimos parte del nombre o código de un cliente, nos ofrece una lista de posibles clientes que encajen con ese nombre o código. <text:s/>Cuando salga el nombre que nos interesa, pulsamos abajo, y llevamos el cursor al que nos interesa y pulsaremos enter.</text:p>
      <text:p text:style-name="Text_20_body">Los campos como dirección de entrega o dirección de cliente son inteligentes también. Si hemos cambiado el cliente, al pulsar enter en una dirección de entrega nos aparece una dirección del cliente que hemos seleccionado, pulsando hacia abajo podemos buscar una dirección diferente del mismo cliente. Pulsando enter otra vez se guarda esta nueva dirección. Si es una dirección nueva que no esta en la base de datos, podemos escribirla sin mas, ignorando las características de selección inteligente. </text:p>
      <text:p text:style-name="Text_20_body">Sobre la calidad del reconocimiento:</text:p>
      <text:list text:style-name="L2">
        <text:list-item>
          <text:p text:style-name="P2">Cliente y direcciones: <text:s/>alto</text:p>
        </text:list-item>
        <text:list-item>
          <text:p text:style-name="P2">Nº de pedido y fechas: bajo</text:p>
        </text:list-item>
        <text:list-item>
          <text:p text:style-name="P2">Lineas de pedido: suele encontrar el producto, pero el numero de unidades resulta mucho mas complejo.</text:p>
        </text:list-item>
      </text:list>
      <text:p text:style-name="Text_20_body">El sistema automáticamente muestra un campo vacío, sin dato, cuando la calidad de reconocimiento es muy baja. <text:s/>Puede que haya detectado correctamente el cliente, pero su calculo de calidad sea bajo, y no lo muestre y haya que ponerlo. El sistema minimiza las ocasiones en las que del OCR vienen datos sin sentido que abría que borrar para escribir los correctos. </text:p>
      <text:p text:style-name="Text_20_body">Cuando todos los datos estén corregidos, hay que pulsar Tramitado. Si el documento es tan borroso o difícil de entender que por algun motivo no se puede validad, se pulsar “En proceso” que lo dejara pendiente para revisión. Pulsando “cancelar” cerramos esta ventana y volvemos al listado de reconocimientos. A la derecha arriba además tenemos un botón “Editar template” para modificar el template de reconocimiento del pedido. </text:p>
      <text:p text:style-name="Text_20_body"/>
      <text:h text:style-name="Heading_20_2" text:outline-level="2">Editor de templates</text:h>
      <text:p text:style-name="Text_20_body">El editor de templates permite definir las áreas de un documento que se tienen que reconocer. Al definirlas se utilizara algunas de las etiquetas reconocidas. Si por ejemplo se etiqueta un area como “fecha de pedido”, se intentara leer de esta área una fecha, esto mejora la calidad del reconocimiento al saber el OCR que clase de textos se puede esperar. </text:p>
      <text:p text:style-name="Text_20_body">El funcionamiento es muy sencillo. Se pulsa en un botón de área, por ejemplo “Nº Pedido”, luego se hace click en la imagen en la esquina superior izquierda, y otra vez click en la esquina inferior derecha. Si lo hemos hecho bien aparecerá un cuadrado rojo rodeando el área que nos interesa reconocer. <text:s/>Este mismo procedimiento se repite con los campos que podamos necesitar. Y finalmente se pulsa guardar. <text:s/>La nueva definición de la template sustituye a la vieja, luego si cometemos un error, no tenemos mas que repetir el mismo proceso sobre la template definiendo otra vez las áreas de interés. </text:p>
      <text:p text:style-name="Text_20_body">Es aconsejable rodear los campos con cajas grandes, por si sucesivos documentos son ligeramente distintos, y en lo posible evitar que entren datos no deseados que empeoran la detección. </text:p>
      <text:p text:style-name="Text_20_body">Cuando se termine, se pulsa Guardar y se sale.</text:p>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oscar</meta:initial-creator>
    <meta:creation-date>2011-09-13T17:37:36</meta:creation-date>
    <dc:creator>oscar</dc:creator>
    <dc:date>2011-09-14T09:13:42</dc:date>
    <meta:editing-cycles>3</meta:editing-cycles>
    <meta:editing-duration>PT1H7M56S</meta:editing-duration>
    <meta:user-defined meta:name="Información 1"/>
    <meta:user-defined meta:name="Información 2"/>
    <meta:user-defined meta:name="Información 3"/>
    <meta:user-defined meta:name="Información 4"/>
    <meta:document-statistic meta:table-count="0" meta:image-count="0" meta:object-count="0" meta:page-count="3" meta:paragraph-count="31" meta:word-count="843" meta:character-count="5230"/>
  </office:meta>
</office:document-meta>
</file>